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0e52a8"/>
    </style:style>
    <style:style style:name="P2" style:family="paragraph" style:parent-style-name="Standard">
      <style:text-properties fo:language="en" fo:country="US" officeooo:rsid="000e52a8" officeooo:paragraph-rsid="000e52a8"/>
    </style:style>
    <style:style style:name="P3" style:family="paragraph" style:parent-style-name="Standard">
      <style:text-properties fo:language="en" fo:country="US" officeooo:rsid="000e52a8" officeooo:paragraph-rsid="00110947"/>
    </style:style>
    <style:style style:name="P4" style:family="paragraph" style:parent-style-name="Standard">
      <style:text-properties fo:language="en" fo:country="US" officeooo:rsid="000f5d35" officeooo:paragraph-rsid="000e52a8"/>
    </style:style>
    <style:style style:name="P5" style:family="paragraph" style:parent-style-name="Standard">
      <style:text-properties fo:language="en" fo:country="US" officeooo:paragraph-rsid="000e52a8"/>
    </style:style>
    <style:style style:name="P6" style:family="paragraph" style:parent-style-name="Standard">
      <style:text-properties fo:language="en" fo:country="US" officeooo:paragraph-rsid="00110947"/>
    </style:style>
    <style:style style:name="P7" style:family="paragraph" style:parent-style-name="Standard">
      <style:text-properties fo:language="ru" fo:country="RU" officeooo:rsid="000e52a8" officeooo:paragraph-rsid="001151e4"/>
    </style:style>
    <style:style style:name="T1" style:family="text">
      <style:text-properties officeooo:rsid="000e52a8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e52a8"/>
    </style:style>
    <style:style style:name="T4" style:family="text">
      <style:text-properties fo:language="ru" fo:country="RU" officeooo:rsid="00134d85"/>
    </style:style>
    <style:style style:name="T5" style:family="text">
      <style:text-properties fo:language="ru" fo:country="RU" officeooo:rsid="00171586"/>
    </style:style>
    <style:style style:name="T6" style:family="text">
      <style:text-properties fo:language="ru" fo:country="RU" officeooo:rsid="001956b3"/>
    </style:style>
    <style:style style:name="T7" style:family="text">
      <style:text-properties officeooo:rsid="000f5d35"/>
    </style:style>
    <style:style style:name="T8" style:family="text">
      <style:text-properties officeooo:rsid="0010f487"/>
    </style:style>
    <style:style style:name="T9" style:family="text">
      <style:text-properties fo:language="en" fo:country="US" officeooo:rsid="001151e4"/>
    </style:style>
    <style:style style:name="T10" style:family="text">
      <style:text-properties fo:language="en" fo:country="US" officeooo:rsid="00134d85"/>
    </style:style>
    <style:style style:name="T11" style:family="text">
      <style:text-properties fo:language="en" fo:country="US" officeooo:rsid="0015f6e5"/>
    </style:style>
    <style:style style:name="T12" style:family="text">
      <style:text-properties fo:language="en" fo:country="US" officeooo:rsid="00171586"/>
    </style:style>
    <style:style style:name="T13" style:family="text">
      <style:text-properties officeooo:rsid="00110947"/>
    </style:style>
    <style:style style:name="T14" style:family="text">
      <style:text-properties officeooo:rsid="001151e4"/>
    </style:style>
    <style:style style:name="T15" style:family="text">
      <style:text-properties officeooo:rsid="00134d85"/>
    </style:style>
    <style:style style:name="T16" style:family="text">
      <style:text-properties officeooo:rsid="0014c813"/>
    </style:style>
    <style:style style:name="T17" style:family="text">
      <style:text-properties officeooo:rsid="0015f6e5"/>
    </style:style>
    <style:style style:name="T18" style:family="text">
      <style:text-properties officeooo:rsid="00171586"/>
    </style:style>
    <style:style style:name="T19" style:family="text">
      <style:text-properties officeooo:rsid="0018b69d"/>
    </style:style>
    <style:style style:name="T20" style:family="text">
      <style:text-properties officeooo:rsid="001956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<text:span text:style-name="T3">Для ядра:</text:span></text:p>
      <text:p text:style-name="P6"><text:span text:style-name="T13">- </text:span><text:span text:style-name="T3">Подключить </text:span><text:span text:style-name="T1">EPEL-</text:span><text:span text:style-name="T3">репозиторий:</text:span></text:p>
      <text:p text:style-name="P3"><text:span text:style-name="T2"><text:s text:c="2"/>$ rpm -ihv </text:span><text:a xlink:type="simple" xlink:href="http://dl.fedoraproject.org/pug/epel/6/x86_64/epel-release-6-8.noarch.rpm">http://dl.fedoraproject.org/pug/epel/6/x86_64/epel-release-6-8.noarch.rpm</text:a><text:span text:style-name="T2"> </text:span><text:span text:style-name="T20">(</text:span><text:span text:style-name="T6">или другая последняя версия файла </text:span><text:span text:style-name="T20">epel-release-6-8.noarch.rpm)</text:span></text:p>
      <text:p text:style-name="P2"><text:span text:style-name="T13">- </text:span>$ yum -y install python, python-pyasn1, python-crypto, <text:span text:style-name="T15">python-importlib</text:span><text:span text:style-name="T4">, </text:span><text:span text:style-name="T8">git, </text:span><text:span text:style-name="T16">openssl-devel</text:span></text:p>
      <text:p text:style-name="P7"><text:span text:style-name="T14">Т.к. в репозиториях </text:span><text:span text:style-name="T9">centos6.X </text:span><text:span text:style-name="T14">идёт старая версия </text:span><text:span text:style-name="T9">twisted </text:span><text:span text:style-name="T17">и </text:span><text:span text:style-name="T11">pyOpenSSL</text:span><text:span text:style-name="T9">, </text:span><text:span text:style-name="T14">то необходимо </text:span><text:span text:style-name="T15">установить </text:span><text:span text:style-name="T10">pip, </text:span><text:span text:style-name="T15">и с его помощью поставить последн</text:span><text:span text:style-name="T18">ие версии</text:span><text:span text:style-name="T10">:</text:span></text:p>
      <text:p text:style-name="P3"><text:span text:style-name="T13">- $ yum -y install pip</text:span></text:p>
      <text:p text:style-name="P3"><text:span text:style-name="T13">- $ pip install twisted</text:span><text:span text:style-name="T5">, </text:span><text:span text:style-name="T18">pyOpenSSL, service_identity</text:span></text:p>
      <text:p text:style-name="P2"/>
      <text:p text:style-name="P1"><text:span text:style-name="T1">2. </text:span><text:span text:style-name="T3">Для административной утилиты с </text:span><text:span text:style-name="T1">GUI:</text:span></text:p>
      <text:p text:style-name="P1"><text:span text:style-name="T1">$ yum -y install python-imaging, python-imaging-devel</text:span><text:span text:style-name="T7">, wxPython. </text:span><text:span text:style-name="T19">w</text:span><text:span text:style-name="T7">xPython-devel</text:span></text:p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1T17:49:39.57</dc:date>
    <meta:generator>LibreOffice/4.0.2.2$Windows_x86 LibreOffice_project/4c82dcdd6efcd48b1d8bba66bfe1989deee49c3</meta:generator>
    <meta:editing-duration>PT5H40M13S</meta:editing-duration>
    <meta:editing-cycles>8</meta:editing-cycles>
    <meta:document-statistic meta:table-count="0" meta:image-count="0" meta:object-count="0" meta:page-count="1" meta:paragraph-count="9" meta:word-count="75" meta:character-count="619" meta:non-whitespace-character-count="551"/>
  </office:meta>
</office:document-meta>
</file>